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新細明體" svg:font-family="新細明體"/>
    <style:font-face style:name="Times New Roman" svg:font-family="&quot;Times New Roman&quot;"/>
    <style:font-face style:name="標楷體" svg:font-family="標楷體"/>
  </office:font-face-decls>
  <office:automatic-styles>
    <style:style style:name="ce1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color="#000000" style:font-name="Times New Roman" style:font-name-asian="Times New Roman" style:font-name-complex="Times New Roman" fo:font-size="24pt" style:font-size-asian="24pt" style:font-size-complex="24pt" fo:font-weight="bold" style:font-weight-asian="bold" style:font-weight-complex="bold"/>
    </style:style>
    <style:style style:name="ce2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color="#000000" style:font-name="Times New Roman" style:font-name-asian="Times New Roman" style:font-name-complex="Times New Roman" fo:font-size="10pt" style:font-size-asian="10pt" style:font-size-complex="10pt" fo:font-weight="bold" style:font-weight-asian="bold" style:font-weight-complex="bold"/>
    </style:style>
    <style:style style:name="ce3" style:family="table-cell" style:parent-style-name="Default" style:data-style-name="N0">
      <style:text-properties style:font-name="Times New Roman" style:font-name-asian="Times New Roman" style:font-name-complex="Times New Roman"/>
    </style:style>
    <style:style style:name="ce4" style:family="table-cell" style:parent-style-name="Default" style:data-style-name="N0">
      <style:table-cell-properties fo:background-color="transparent"/>
      <style:text-properties style:font-name="Times New Roman" style:font-name-asian="Times New Roman" style:font-name-complex="Times New Roman"/>
    </style:style>
    <style:style style:name="ce5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fo:color="#000000" style:font-name="Times New Roman" style:font-name-asian="Times New Roman" style:font-name-complex="Times New Roman" fo:font-size="10pt" style:font-size-asian="10pt" style:font-size-complex="10pt"/>
    </style:style>
    <style:style style:name="ce6" style:family="table-cell" style:parent-style-name="Default" style:data-style-name="N0">
      <style:table-cell-properties style:vertical-align="automatic" fo:background-color="transparent"/>
      <style:text-properties fo:color="#000000" style:font-name="Times New Roman" style:font-name-asian="Times New Roman" style:font-name-complex="Times New Roman" fo:font-size="10pt" style:font-size-asian="10pt" style:font-size-complex="10pt"/>
    </style:style>
    <style:style style:name="ce7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8" style:family="table-cell" style:parent-style-name="Default" style:data-style-name="N0">
      <style:table-cell-properties style:vertical-align="automatic" fo:background-color="transparent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size="10pt" style:font-size-asian="10pt" style:font-size-complex="10pt"/>
    </style:style>
    <style:style style:name="ce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 fo:wrap-option="wrap" fo:background-color="transparent" style:repeat-content="false"/>
      <style:paragraph-properties fo:text-align="start" fo:margin-left="0cm"/>
      <style:text-properties fo:color="#000000" style:font-name="Times New Roman" style:font-name-asian="Times New Roman" style:font-name-complex="Times New Roman" fo:font-size="10pt" style:font-size-asian="10pt" style:font-size-complex="10pt"/>
    </style:style>
    <style:style style:name="ce10" style:family="table-cell" style:parent-style-name="Default" style:data-style-name="N0">
      <style:table-cell-properties fo:border-top="thin solid #000000" fo:border-bottom="none" fo:border-left="none" fo:border-right="thin solid #000000" style:vertical-align="top" fo:wrap-option="wrap" fo:background-color="transparent" style:repeat-content="false"/>
      <style:paragraph-properties fo:text-align="start" fo:margin-left="0cm"/>
      <style:text-properties fo:color="#000000" style:font-name="Times New Roman" style:font-name-asian="Times New Roman" style:font-name-complex="Times New Roman" fo:font-size="10pt" style:font-size-asian="10pt" style:font-size-complex="10pt"/>
    </style:style>
    <style:style style:name="ce11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  <style:text-properties style:font-name="Times New Roman" style:font-name-asian="Times New Roman" style:font-name-complex="Times New Roman" fo:font-size="10pt" style:font-size-asian="10pt" style:font-size-complex="10pt"/>
    </style:style>
    <style:style style:name="ce12" style:family="table-cell" style:parent-style-name="Default" style:data-style-name="N0">
      <style:table-cell-properties fo:border="thin solid #000000" style:vertical-align="middle" fo:background-color="transparent"/>
      <style:text-properties fo:color="#000000" style:font-name="Times New Roman" style:font-name-asian="Times New Roman" style:font-name-complex="Times New Roman" fo:font-size="10pt" style:font-size-asian="10pt" style:font-size-complex="10pt"/>
    </style:style>
    <style:style style:name="ce13" style:family="table-cell" style:parent-style-name="Default" style:data-style-name="N3">
      <style:table-cell-properties fo:border="thin solid #000000" style:vertical-align="middle" fo:background-color="transparent"/>
      <style:text-properties fo:color="#000000" style:font-name="Times New Roman" style:font-name-asian="Times New Roman" style:font-name-complex="Times New Roman" fo:font-size="10pt" style:font-size-asian="10pt" style:font-size-complex="10pt"/>
    </style:style>
    <style:style style:name="ce14" style:family="table-cell" style:parent-style-name="Default" style:data-style-name="N4">
      <style:table-cell-properties fo:border="thin solid #000000" style:vertical-align="middle" fo:background-color="transparent"/>
      <style:text-properties fo:color="#000000" style:font-name="Times New Roman" style:font-name-asian="Times New Roman" style:font-name-complex="Times New Roman" fo:font-size="10pt" style:font-size-asian="10pt" style:font-size-complex="10pt"/>
    </style:style>
    <style:style style:name="ce15" style:family="table-cell" style:parent-style-name="Default" style:data-style-name="N0">
      <style:table-cell-properties style:vertical-align="middle"/>
      <style:text-properties style:font-name="Times New Roman" style:font-name-asian="Times New Roman" style:font-name-complex="Times New Roman"/>
    </style:style>
    <style:style style:name="ce16" style:family="table-cell" style:parent-style-name="Default" style:data-style-name="N0">
      <style:table-cell-properties style:vertical-align="middle"/>
      <style:text-properties fo:color="#000000" style:font-name="Times New Roman" style:font-name-asian="Times New Roman" style:font-name-complex="Times New Roman" fo:font-size="10pt" style:font-size-asian="10pt" style:font-size-complex="10pt"/>
    </style:style>
    <style:style style:name="T1" style:family="text" style:parent-style-name="Default">
      <style:text-properties fo:color="#000000" style:text-line-through-style="none" style:font-name="Times New Roman" style:font-name-asian="Times New Roman" style:font-name-complex="Times New Roman" fo:font-size="24pt" style:font-size-asian="24pt" style:font-size-complex="24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2" style:family="text" style:parent-style-name="Default">
      <style:text-properties fo:color="#000000" style:text-line-through-style="none" style:font-name="標楷體" style:font-name-asian="標楷體" style:font-name-complex="標楷體" fo:font-size="24pt" style:font-size-asian="24pt" style:font-size-complex="24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3" style:family="text" style:parent-style-name="Default">
      <style:text-properties fo:color="#000000" style:text-line-through-style="none" style:font-name="Times New Roman" style:font-name-asian="Times New Roman" style:font-name-complex="Times New Roman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000000" style:text-line-through-style="none" style:font-name="標楷體" style:font-name-asian="標楷體" style:font-name-complex="標楷體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" style:family="text" style:parent-style-name="Default">
      <style:text-properties fo:color="#000000" style:text-line-through-style="none" style:font-name="Times New Roman" style:font-name-asian="Times New Roman" style:font-name-complex="Times New Roman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6" style:family="text" style:parent-style-name="Default">
      <style:text-properties fo:color="#000000" style:text-line-through-style="none" style:font-name="標楷體" style:font-name-asian="標楷體" style:font-name-complex="標楷體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7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6.13833333333333cm"/>
    </style:style>
    <style:style style:name="co2" style:family="table-column">
      <style:table-column-properties fo:break-before="auto" style:column-width="2.301875cm"/>
    </style:style>
    <style:style style:name="co3" style:family="table-column">
      <style:table-column-properties fo:break-before="auto" style:column-width="2.11666666666667cm"/>
    </style:style>
    <style:style style:name="co4" style:family="table-column">
      <style:table-column-properties fo:break-before="auto" style:column-width="2.460625cm"/>
    </style:style>
    <style:style style:name="co5" style:family="table-column">
      <style:table-column-properties fo:break-before="auto" style:column-width="2.56645833333333cm"/>
    </style:style>
    <style:style style:name="co6" style:family="table-column">
      <style:table-column-properties fo:break-before="auto" style:column-width="2.40770833333333cm"/>
    </style:style>
    <style:style style:name="co7" style:family="table-column">
      <style:table-column-properties fo:break-before="auto" style:column-width="2.88395833333333cm"/>
    </style:style>
    <style:style style:name="co8" style:family="table-column">
      <style:table-column-properties fo:break-before="auto" style:column-width="1.85208333333333cm"/>
    </style:style>
    <style:style style:name="co9" style:family="table-column">
      <style:table-column-properties fo:break-before="auto" style:column-width="2.16958333333333cm"/>
    </style:style>
    <style:style style:name="co10" style:family="table-column">
      <style:table-column-properties fo:break-before="auto" style:column-width="2.19604166666667cm"/>
    </style:style>
    <style:style style:name="co11" style:family="table-column">
      <style:table-column-properties fo:break-before="auto" style:column-width="3.730625cm"/>
    </style:style>
    <style:style style:name="co12" style:family="table-column">
      <style:table-column-properties fo:break-before="auto" style:column-width="2.80458333333333cm"/>
    </style:style>
    <style:style style:name="co13" style:family="table-column">
      <style:table-column-properties fo:break-before="auto" style:column-width="3.04270833333333cm"/>
    </style:style>
    <style:style style:name="co14" style:family="table-column">
      <style:table-column-properties fo:break-before="auto" style:column-width="4.92125cm"/>
    </style:style>
    <style:style style:name="co15" style:family="table-column">
      <style:table-column-properties fo:break-before="auto" style:column-width="2.35479166666667cm"/>
    </style:style>
    <style:style style:name="co16" style:family="table-column">
      <style:table-column-properties fo:break-before="auto" style:column-width="2.72520833333333cm"/>
    </style:style>
    <style:style style:name="ro1" style:family="table-row">
      <style:table-row-properties style:row-height="33pt" style:use-optimal-row-height="true" fo:break-before="auto"/>
    </style:style>
    <style:style style:name="ro2" style:family="table-row">
      <style:table-row-properties style:row-height="15.6pt" style:use-optimal-row-height="true" fo:break-before="auto"/>
    </style:style>
    <style:style style:name="ro3" style:family="table-row">
      <style:table-row-properties style:row-height="19.8pt" style:use-optimal-row-height="true" fo:break-before="auto"/>
    </style:style>
    <style:style style:name="ro4" style:family="table-row">
      <style:table-row-properties style:row-height="90pt" style:use-optimal-row-height="false" fo:break-before="auto"/>
    </style:style>
    <style:style style:name="ro5" style:family="table-row">
      <style:table-row-properties style:row-height="19.9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false"/>
      <table:table table:name="10906" table:style-name="ta1">
        <table:table-column table:style-name="co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2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42" table:default-cell-style-name="ce3"/>
        <table:table-row table:style-name="ro1">
          <table:table-cell office:value-type="string" table:number-columns-spanned="14" table:number-rows-spanned="1" table:style-name="ce1">
            <table:cell-range-source table:name="HTML_1" table:last-column-spanned="14" table:last-row-spanned="23" xlink:href="Http://mis.banking.devex:81/FR/temp/43356_FR101_10.htm"/>
            <text:p><text:span text:style-name="T2">信用卡重要業務及財務資訊</text:span>(<text:span text:style-name="T2">資訊揭露</text:span>)</text:p>
          </table:table-cell>
          <table:covered-table-cell table:number-columns-repeated="13"/>
          <table:table-cell table:number-columns-repeated="16370"/>
        </table:table-row>
        <table:table-row table:number-rows-repeated="2" table:style-name="ro2">
          <table:table-cell table:number-columns-repeated="14" table:style-name="ce4"/>
          <table:table-cell table:number-columns-repeated="16370"/>
        </table:table-row>
        <table:table-row table:style-name="ro3">
          <table:table-cell office:value-type="string" table:style-name="ce5">
            <text:p><text:span text:style-name="T4">單位：新臺幣千元，卡</text:span></text:p>
          </table:table-cell>
          <table:table-cell table:number-columns-repeated="5" table:style-name="ce6"/>
          <table:table-cell office:value-type="string" table:style-name="ce7">
            <text:p>資料月份：109 年6 月</text:p>
          </table:table-cell>
          <table:table-cell table:number-columns-repeated="6" table:style-name="ce6"/>
          <table:table-cell table:style-name="ce8"/>
          <table:table-cell table:number-columns-repeated="16370"/>
        </table:table-row>
        <table:table-row table:style-name="ro4">
          <table:table-cell office:value-type="string" table:style-name="ce9">
            <text:p><text:span text:style-name="T4">金融機構名稱　</text:span></text:p>
          </table:table-cell>
          <table:table-cell office:value-type="string" table:style-name="ce10">
            <text:p><text:span text:style-name="T4">流通卡數　　　</text:span></text:p>
          </table:table-cell>
          <table:table-cell office:value-type="string" table:style-name="ce10">
            <text:p><text:span text:style-name="T4">有效卡數　　　</text:span></text:p>
          </table:table-cell>
          <table:table-cell office:value-type="string" table:style-name="ce10">
            <text:p><text:span text:style-name="T4">當月發卡數　　　</text:span></text:p>
          </table:table-cell>
          <table:table-cell office:value-type="string" table:style-name="ce10">
            <text:p><text:span text:style-name="T4">當月停卡數　　　</text:span></text:p>
          </table:table-cell>
          <table:table-cell office:value-type="string" table:style-name="ce10">
            <text:p><text:span text:style-name="T4">循環信用餘額　　</text:span></text:p>
          </table:table-cell>
          <table:table-cell office:value-type="string" table:style-name="ce10">
            <text:p><text:span text:style-name="T4">未到期分期付款餘額　</text:span></text:p>
          </table:table-cell>
          <table:table-cell office:value-type="string" table:style-name="ce10">
            <text:p><text:span text:style-name="T4">當月簽帳金額　　</text:span></text:p>
          </table:table-cell>
          <table:table-cell office:value-type="string" table:style-name="ce10">
            <text:p><text:span text:style-name="T4">當月預借現金金額　　</text:span></text:p>
          </table:table-cell>
          <table:table-cell office:value-type="string" table:style-name="ce10">
            <text:p><text:span text:style-name="T4">逾期三個月以上帳款占應收帳款餘額</text:span>(<text:span text:style-name="T4">含催收款</text:span>)<text:span text:style-name="T4">之比率</text:span>(%)</text:p>
          </table:table-cell>
          <table:table-cell office:value-type="string" table:style-name="ce10">
            <text:p><text:span text:style-name="T4">逾期六個月以上帳款占應收帳款餘額</text:span>(<text:span text:style-name="T4">含催收款</text:span>)<text:span text:style-name="T4">之比率</text:span>(%)</text:p>
          </table:table-cell>
          <table:table-cell office:value-type="string" table:style-name="ce10">
            <text:p><text:span text:style-name="T4">備抵呆帳提足率</text:span>(%)<text:s/></text:p>
          </table:table-cell>
          <table:table-cell office:value-type="string" table:style-name="ce10">
            <text:p><text:span text:style-name="T4">當月轉銷呆帳金額　</text:span><text:s/></text:p>
          </table:table-cell>
          <table:table-cell office:value-type="string" table:style-name="ce10">
            <text:p><text:span text:style-name="T4">當年度轉銷呆帳金額累計至資料月份</text:span></text:p>
          </table:table-cell>
          <table:table-cell table:number-columns-repeated="16370" table:style-name="ce11"/>
        </table:table-row>
        <table:table-row table:style-name="ro5">
          <table:table-cell office:value-type="string" table:style-name="ce12">
            <text:p><text:span text:style-name="T4">臺灣銀行</text:span></text:p>
          </table:table-cell>
          <table:table-cell office:value-type="float" office:value="225274" table:style-name="ce13">
            <text:p>225,274</text:p>
          </table:table-cell>
          <table:table-cell office:value-type="float" office:value="110269" table:style-name="ce13">
            <text:p>110,269</text:p>
          </table:table-cell>
          <table:table-cell office:value-type="float" office:value="2270" table:style-name="ce13">
            <text:p>2,270</text:p>
          </table:table-cell>
          <table:table-cell office:value-type="float" office:value="1963" table:style-name="ce13">
            <text:p>1,963</text:p>
          </table:table-cell>
          <table:table-cell office:value-type="float" office:value="187405" table:style-name="ce13">
            <text:p>187,405</text:p>
          </table:table-cell>
          <table:table-cell office:value-type="float" office:value="29674" table:style-name="ce13">
            <text:p>29,674</text:p>
          </table:table-cell>
          <table:table-cell office:value-type="float" office:value="775205" table:style-name="ce13">
            <text:p>775,205</text:p>
          </table:table-cell>
          <table:table-cell office:value-type="float" office:value="687" table:style-name="ce13">
            <text:p>687</text:p>
          </table:table-cell>
          <table:table-cell office:value-type="float" office:value="0.16" table:style-name="ce14">
            <text:p>0.16</text:p>
          </table:table-cell>
          <table:table-cell office:value-type="float" office:value="0.05" table:style-name="ce14">
            <text:p>0.05</text:p>
          </table:table-cell>
          <table:table-cell office:value-type="float" office:value="838.67" table:style-name="ce14">
            <text:p>838.67</text:p>
          </table:table-cell>
          <table:table-cell office:value-type="float" office:value="643" table:style-name="ce13">
            <text:p>643</text:p>
          </table:table-cell>
          <table:table-cell office:value-type="float" office:value="3320" table:style-name="ce13">
            <text:p>3,320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臺灣土地銀行</text:span></text:p>
          </table:table-cell>
          <table:table-cell office:value-type="float" office:value="337006" table:style-name="ce13">
            <text:p>337,006</text:p>
          </table:table-cell>
          <table:table-cell office:value-type="float" office:value="151383" table:style-name="ce13">
            <text:p>151,383</text:p>
          </table:table-cell>
          <table:table-cell office:value-type="float" office:value="2651" table:style-name="ce13">
            <text:p>2,651</text:p>
          </table:table-cell>
          <table:table-cell office:value-type="float" office:value="1730" table:style-name="ce13">
            <text:p>1,730</text:p>
          </table:table-cell>
          <table:table-cell office:value-type="float" office:value="375208" table:style-name="ce13">
            <text:p>375,208</text:p>
          </table:table-cell>
          <table:table-cell office:value-type="float" office:value="96580" table:style-name="ce13">
            <text:p>96,580</text:p>
          </table:table-cell>
          <table:table-cell office:value-type="float" office:value="853537" table:style-name="ce13">
            <text:p>853,537</text:p>
          </table:table-cell>
          <table:table-cell office:value-type="float" office:value="613" table:style-name="ce13">
            <text:p>613</text:p>
          </table:table-cell>
          <table:table-cell office:value-type="float" office:value="0.39" table:style-name="ce14">
            <text:p>0.39</text:p>
          </table:table-cell>
          <table:table-cell office:value-type="float" office:value="0.27" table:style-name="ce14">
            <text:p>0.27</text:p>
          </table:table-cell>
          <table:table-cell office:value-type="float" office:value="934.72" table:style-name="ce14">
            <text:p>934.72</text:p>
          </table:table-cell>
          <table:table-cell office:value-type="float" office:value="2441" table:style-name="ce13">
            <text:p>2,441</text:p>
          </table:table-cell>
          <table:table-cell office:value-type="float" office:value="11944" table:style-name="ce13">
            <text:p>11,944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合作金庫商業銀行</text:span></text:p>
          </table:table-cell>
          <table:table-cell office:value-type="float" office:value="566177" table:style-name="ce13">
            <text:p>566,177</text:p>
          </table:table-cell>
          <table:table-cell office:value-type="float" office:value="350082" table:style-name="ce13">
            <text:p>350,082</text:p>
          </table:table-cell>
          <table:table-cell office:value-type="float" office:value="9873" table:style-name="ce13">
            <text:p>9,873</text:p>
          </table:table-cell>
          <table:table-cell office:value-type="float" office:value="3686" table:style-name="ce13">
            <text:p>3,686</text:p>
          </table:table-cell>
          <table:table-cell office:value-type="float" office:value="718518" table:style-name="ce13">
            <text:p>718,518</text:p>
          </table:table-cell>
          <table:table-cell office:value-type="float" office:value="372217" table:style-name="ce13">
            <text:p>372,217</text:p>
          </table:table-cell>
          <table:table-cell office:value-type="float" office:value="2836930" table:style-name="ce13">
            <text:p>2,836,930</text:p>
          </table:table-cell>
          <table:table-cell office:value-type="float" office:value="1577" table:style-name="ce13">
            <text:p>1,577</text:p>
          </table:table-cell>
          <table:table-cell office:value-type="float" office:value="0.33" table:style-name="ce14">
            <text:p>0.33</text:p>
          </table:table-cell>
          <table:table-cell office:value-type="float" office:value="0.28000000000000003" table:style-name="ce14">
            <text:p>0.28</text:p>
          </table:table-cell>
          <table:table-cell office:value-type="float" office:value="362.61" table:style-name="ce14">
            <text:p>362.61</text:p>
          </table:table-cell>
          <table:table-cell office:value-type="float" office:value="4759" table:style-name="ce13">
            <text:p>4,759</text:p>
          </table:table-cell>
          <table:table-cell office:value-type="float" office:value="32225" table:style-name="ce13">
            <text:p>32,225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第一商業銀行</text:span></text:p>
          </table:table-cell>
          <table:table-cell office:value-type="float" office:value="1253237" table:style-name="ce13">
            <text:p>1,253,237</text:p>
          </table:table-cell>
          <table:table-cell office:value-type="float" office:value="750833" table:style-name="ce13">
            <text:p>750,833</text:p>
          </table:table-cell>
          <table:table-cell office:value-type="float" office:value="15614" table:style-name="ce13">
            <text:p>15,614</text:p>
          </table:table-cell>
          <table:table-cell office:value-type="float" office:value="11177" table:style-name="ce13">
            <text:p>11,177</text:p>
          </table:table-cell>
          <table:table-cell office:value-type="float" office:value="1355300" table:style-name="ce13">
            <text:p>1,355,300</text:p>
          </table:table-cell>
          <table:table-cell office:value-type="float" office:value="1417079" table:style-name="ce13">
            <text:p>1,417,079</text:p>
          </table:table-cell>
          <table:table-cell office:value-type="float" office:value="3849563" table:style-name="ce13">
            <text:p>3,849,563</text:p>
          </table:table-cell>
          <table:table-cell office:value-type="float" office:value="8064" table:style-name="ce13">
            <text:p>8,064</text:p>
          </table:table-cell>
          <table:table-cell office:value-type="float" office:value="0.09" table:style-name="ce14">
            <text:p>0.09</text:p>
          </table:table-cell>
          <table:table-cell office:value-type="float" office:value="0" table:style-name="ce14">
            <text:p>0.00</text:p>
          </table:table-cell>
          <table:table-cell office:value-type="float" office:value="1771.71" table:style-name="ce14">
            <text:p>1,771.71</text:p>
          </table:table-cell>
          <table:table-cell office:value-type="float" office:value="5742" table:style-name="ce13">
            <text:p>5,742</text:p>
          </table:table-cell>
          <table:table-cell office:value-type="float" office:value="35416" table:style-name="ce13">
            <text:p>35,416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華南商業銀行</text:span></text:p>
          </table:table-cell>
          <table:table-cell office:value-type="float" office:value="1019584" table:style-name="ce13">
            <text:p>1,019,584</text:p>
          </table:table-cell>
          <table:table-cell office:value-type="float" office:value="767174" table:style-name="ce13">
            <text:p>767,174</text:p>
          </table:table-cell>
          <table:table-cell office:value-type="float" office:value="9132" table:style-name="ce13">
            <text:p>9,132</text:p>
          </table:table-cell>
          <table:table-cell office:value-type="float" office:value="9000" table:style-name="ce13">
            <text:p>9,000</text:p>
          </table:table-cell>
          <table:table-cell office:value-type="float" office:value="998225" table:style-name="ce13">
            <text:p>998,225</text:p>
          </table:table-cell>
          <table:table-cell office:value-type="float" office:value="2912795" table:style-name="ce13">
            <text:p>2,912,795</text:p>
          </table:table-cell>
          <table:table-cell office:value-type="float" office:value="3541239" table:style-name="ce13">
            <text:p>3,541,239</text:p>
          </table:table-cell>
          <table:table-cell office:value-type="float" office:value="1023" table:style-name="ce13">
            <text:p>1,023</text:p>
          </table:table-cell>
          <table:table-cell office:value-type="float" office:value="0.06" table:style-name="ce14">
            <text:p>0.06</text:p>
          </table:table-cell>
          <table:table-cell office:value-type="float" office:value="0" table:style-name="ce14">
            <text:p>0.00</text:p>
          </table:table-cell>
          <table:table-cell office:value-type="float" office:value="524.45000000000005" table:style-name="ce14">
            <text:p>524.45</text:p>
          </table:table-cell>
          <table:table-cell office:value-type="float" office:value="12794" table:style-name="ce13">
            <text:p>12,794</text:p>
          </table:table-cell>
          <table:table-cell office:value-type="float" office:value="28004" table:style-name="ce13">
            <text:p>28,004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彰化商業銀行</text:span></text:p>
          </table:table-cell>
          <table:table-cell office:value-type="float" office:value="536777" table:style-name="ce13">
            <text:p>536,777</text:p>
          </table:table-cell>
          <table:table-cell office:value-type="float" office:value="225525" table:style-name="ce13">
            <text:p>225,525</text:p>
          </table:table-cell>
          <table:table-cell office:value-type="float" office:value="6477" table:style-name="ce13">
            <text:p>6,477</text:p>
          </table:table-cell>
          <table:table-cell office:value-type="float" office:value="3581" table:style-name="ce13">
            <text:p>3,581</text:p>
          </table:table-cell>
          <table:table-cell office:value-type="float" office:value="328685" table:style-name="ce13">
            <text:p>328,685</text:p>
          </table:table-cell>
          <table:table-cell office:value-type="float" office:value="270814" table:style-name="ce13">
            <text:p>270,814</text:p>
          </table:table-cell>
          <table:table-cell office:value-type="float" office:value="1327518" table:style-name="ce13">
            <text:p>1,327,518</text:p>
          </table:table-cell>
          <table:table-cell office:value-type="float" office:value="811" table:style-name="ce13">
            <text:p>811</text:p>
          </table:table-cell>
          <table:table-cell office:value-type="float" office:value="0.25" table:style-name="ce14">
            <text:p>0.25</text:p>
          </table:table-cell>
          <table:table-cell office:value-type="float" office:value="0" table:style-name="ce14">
            <text:p>0.00</text:p>
          </table:table-cell>
          <table:table-cell office:value-type="float" office:value="640.69000000000005" table:style-name="ce14">
            <text:p>640.69</text:p>
          </table:table-cell>
          <table:table-cell office:value-type="float" office:value="4598" table:style-name="ce13">
            <text:p>4,598</text:p>
          </table:table-cell>
          <table:table-cell office:value-type="float" office:value="11811" table:style-name="ce13">
            <text:p>11,811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上海商業儲蓄銀行</text:span></text:p>
          </table:table-cell>
          <table:table-cell office:value-type="float" office:value="438199" table:style-name="ce13">
            <text:p>438,199</text:p>
          </table:table-cell>
          <table:table-cell office:value-type="float" office:value="232924" table:style-name="ce13">
            <text:p>232,924</text:p>
          </table:table-cell>
          <table:table-cell office:value-type="float" office:value="2444" table:style-name="ce13">
            <text:p>2,444</text:p>
          </table:table-cell>
          <table:table-cell office:value-type="float" office:value="2135" table:style-name="ce13">
            <text:p>2,135</text:p>
          </table:table-cell>
          <table:table-cell office:value-type="float" office:value="641382" table:style-name="ce13">
            <text:p>641,382</text:p>
          </table:table-cell>
          <table:table-cell office:value-type="float" office:value="577652" table:style-name="ce13">
            <text:p>577,652</text:p>
          </table:table-cell>
          <table:table-cell office:value-type="float" office:value="1042543" table:style-name="ce13">
            <text:p>1,042,543</text:p>
          </table:table-cell>
          <table:table-cell office:value-type="float" office:value="5086" table:style-name="ce13">
            <text:p>5,086</text:p>
          </table:table-cell>
          <table:table-cell office:value-type="float" office:value="0.21" table:style-name="ce14">
            <text:p>0.21</text:p>
          </table:table-cell>
          <table:table-cell office:value-type="float" office:value="0.12" table:style-name="ce14">
            <text:p>0.12</text:p>
          </table:table-cell>
          <table:table-cell office:value-type="float" office:value="1763.39" table:style-name="ce14">
            <text:p>1,763.39</text:p>
          </table:table-cell>
          <table:table-cell office:value-type="float" office:value="2520" table:style-name="ce13">
            <text:p>2,520</text:p>
          </table:table-cell>
          <table:table-cell office:value-type="float" office:value="21154" table:style-name="ce13">
            <text:p>21,154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台北富邦商業銀行</text:span></text:p>
          </table:table-cell>
          <table:table-cell office:value-type="float" office:value="3589464" table:style-name="ce13">
            <text:p>3,589,464</text:p>
          </table:table-cell>
          <table:table-cell office:value-type="float" office:value="2301949" table:style-name="ce13">
            <text:p>2,301,949</text:p>
          </table:table-cell>
          <table:table-cell office:value-type="float" office:value="55164" table:style-name="ce13">
            <text:p>55,164</text:p>
          </table:table-cell>
          <table:table-cell office:value-type="float" office:value="22548" table:style-name="ce13">
            <text:p>22,548</text:p>
          </table:table-cell>
          <table:table-cell office:value-type="float" office:value="5126269" table:style-name="ce13">
            <text:p>5,126,269</text:p>
          </table:table-cell>
          <table:table-cell office:value-type="float" office:value="19301955" table:style-name="ce13">
            <text:p>19,301,955</text:p>
          </table:table-cell>
          <table:table-cell office:value-type="float" office:value="21203655" table:style-name="ce13">
            <text:p>21,203,655</text:p>
          </table:table-cell>
          <table:table-cell office:value-type="float" office:value="74497" table:style-name="ce13">
            <text:p>74,497</text:p>
          </table:table-cell>
          <table:table-cell office:value-type="float" office:value="0.1" table:style-name="ce14">
            <text:p>0.10</text:p>
          </table:table-cell>
          <table:table-cell office:value-type="float" office:value="0" table:style-name="ce14">
            <text:p>0.00</text:p>
          </table:table-cell>
          <table:table-cell office:value-type="float" office:value="1345.39" table:style-name="ce14">
            <text:p>1,345.39</text:p>
          </table:table-cell>
          <table:table-cell office:value-type="float" office:value="21725" table:style-name="ce13">
            <text:p>21,725</text:p>
          </table:table-cell>
          <table:table-cell office:value-type="float" office:value="136513" table:style-name="ce13">
            <text:p>136,513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國泰世華商業銀行</text:span></text:p>
          </table:table-cell>
          <table:table-cell office:value-type="float" office:value="6938255" table:style-name="ce13">
            <text:p>6,938,255</text:p>
          </table:table-cell>
          <table:table-cell office:value-type="float" office:value="5005960" table:style-name="ce13">
            <text:p>5,005,960</text:p>
          </table:table-cell>
          <table:table-cell office:value-type="float" office:value="58507" table:style-name="ce13">
            <text:p>58,507</text:p>
          </table:table-cell>
          <table:table-cell office:value-type="float" office:value="26149" table:style-name="ce13">
            <text:p>26,149</text:p>
          </table:table-cell>
          <table:table-cell office:value-type="float" office:value="16874319" table:style-name="ce13">
            <text:p>16,874,319</text:p>
          </table:table-cell>
          <table:table-cell office:value-type="float" office:value="14153186" table:style-name="ce13">
            <text:p>14,153,186</text:p>
          </table:table-cell>
          <table:table-cell office:value-type="float" office:value="40044079" table:style-name="ce13">
            <text:p>40,044,079</text:p>
          </table:table-cell>
          <table:table-cell office:value-type="float" office:value="167959" table:style-name="ce13">
            <text:p>167,959</text:p>
          </table:table-cell>
          <table:table-cell office:value-type="float" office:value="0.17" table:style-name="ce14">
            <text:p>0.17</text:p>
          </table:table-cell>
          <table:table-cell office:value-type="float" office:value="0" table:style-name="ce14">
            <text:p>0.00</text:p>
          </table:table-cell>
          <table:table-cell office:value-type="float" office:value="1298" table:style-name="ce14">
            <text:p>1,298.00</text:p>
          </table:table-cell>
          <table:table-cell office:value-type="float" office:value="45929" table:style-name="ce13">
            <text:p>45,929</text:p>
          </table:table-cell>
          <table:table-cell office:value-type="float" office:value="270025" table:style-name="ce13">
            <text:p>270,025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高雄銀行</text:span></text:p>
          </table:table-cell>
          <table:table-cell office:value-type="float" office:value="14005" table:style-name="ce13">
            <text:p>14,005</text:p>
          </table:table-cell>
          <table:table-cell office:value-type="float" office:value="6939" table:style-name="ce13">
            <text:p>6,939</text:p>
          </table:table-cell>
          <table:table-cell office:value-type="float" office:value="889" table:style-name="ce13">
            <text:p>889</text:p>
          </table:table-cell>
          <table:table-cell office:value-type="float" office:value="73" table:style-name="ce13">
            <text:p>73</text:p>
          </table:table-cell>
          <table:table-cell office:value-type="float" office:value="10337" table:style-name="ce13">
            <text:p>10,337</text:p>
          </table:table-cell>
          <table:table-cell office:value-type="float" office:value="0" table:style-name="ce13">
            <text:p>0</text:p>
          </table:table-cell>
          <table:table-cell office:value-type="float" office:value="139621" table:style-name="ce13">
            <text:p>139,621</text:p>
          </table:table-cell>
          <table:table-cell office:value-type="float" office:value="167" table:style-name="ce13">
            <text:p>167</text:p>
          </table:table-cell>
          <table:table-cell office:value-type="float" office:value="0.15" table:style-name="ce14">
            <text:p>0.15</text:p>
          </table:table-cell>
          <table:table-cell office:value-type="float" office:value="0.15" table:style-name="ce14">
            <text:p>0.15</text:p>
          </table:table-cell>
          <table:table-cell office:value-type="float" office:value="487.72" table:style-name="ce14">
            <text:p>487.72</text:p>
          </table:table-cell>
          <table:table-cell office:value-type="float" office:value="41" table:style-name="ce13">
            <text:p>41</text:p>
          </table:table-cell>
          <table:table-cell office:value-type="float" office:value="430" table:style-name="ce13">
            <text:p>430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兆豐國際商業銀行</text:span></text:p>
          </table:table-cell>
          <table:table-cell office:value-type="float" office:value="953130" table:style-name="ce13">
            <text:p>953,130</text:p>
          </table:table-cell>
          <table:table-cell office:value-type="float" office:value="616326" table:style-name="ce13">
            <text:p>616,326</text:p>
          </table:table-cell>
          <table:table-cell office:value-type="float" office:value="12599" table:style-name="ce13">
            <text:p>12,599</text:p>
          </table:table-cell>
          <table:table-cell office:value-type="float" office:value="3499" table:style-name="ce13">
            <text:p>3,499</text:p>
          </table:table-cell>
          <table:table-cell office:value-type="float" office:value="1398804" table:style-name="ce13">
            <text:p>1,398,804</text:p>
          </table:table-cell>
          <table:table-cell office:value-type="float" office:value="2552161" table:style-name="ce13">
            <text:p>2,552,161</text:p>
          </table:table-cell>
          <table:table-cell office:value-type="float" office:value="3376459" table:style-name="ce13">
            <text:p>3,376,459</text:p>
          </table:table-cell>
          <table:table-cell office:value-type="float" office:value="3017" table:style-name="ce13">
            <text:p>3,017</text:p>
          </table:table-cell>
          <table:table-cell office:value-type="float" office:value="0.27" table:style-name="ce14">
            <text:p>0.27</text:p>
          </table:table-cell>
          <table:table-cell office:value-type="float" office:value="0.14000000000000001" table:style-name="ce14">
            <text:p>0.14</text:p>
          </table:table-cell>
          <table:table-cell office:value-type="float" office:value="472.47" table:style-name="ce14">
            <text:p>472.47</text:p>
          </table:table-cell>
          <table:table-cell office:value-type="float" office:value="4526" table:style-name="ce13">
            <text:p>4,526</text:p>
          </table:table-cell>
          <table:table-cell office:value-type="float" office:value="31215" table:style-name="ce13">
            <text:p>31,215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花旗</text:span>(<text:span text:style-name="T4">台灣</text:span>)<text:span text:style-name="T4">商業銀行</text:span></text:p>
          </table:table-cell>
          <table:table-cell office:value-type="float" office:value="2871329" table:style-name="ce13">
            <text:p>2,871,329</text:p>
          </table:table-cell>
          <table:table-cell office:value-type="float" office:value="2202207" table:style-name="ce13">
            <text:p>2,202,207</text:p>
          </table:table-cell>
          <table:table-cell office:value-type="float" office:value="12098" table:style-name="ce13">
            <text:p>12,098</text:p>
          </table:table-cell>
          <table:table-cell office:value-type="float" office:value="16977" table:style-name="ce13">
            <text:p>16,977</text:p>
          </table:table-cell>
          <table:table-cell office:value-type="float" office:value="10869349" table:style-name="ce13">
            <text:p>10,869,349</text:p>
          </table:table-cell>
          <table:table-cell office:value-type="float" office:value="10203381" table:style-name="ce13">
            <text:p>10,203,381</text:p>
          </table:table-cell>
          <table:table-cell office:value-type="float" office:value="13671728" table:style-name="ce13">
            <text:p>13,671,728</text:p>
          </table:table-cell>
          <table:table-cell office:value-type="float" office:value="59026" table:style-name="ce13">
            <text:p>59,026</text:p>
          </table:table-cell>
          <table:table-cell office:value-type="float" office:value="0.75" table:style-name="ce14">
            <text:p>0.75</text:p>
          </table:table-cell>
          <table:table-cell office:value-type="float" office:value="0.27" table:style-name="ce14">
            <text:p>0.27</text:p>
          </table:table-cell>
          <table:table-cell office:value-type="float" office:value="388.3" table:style-name="ce14">
            <text:p>388.30</text:p>
          </table:table-cell>
          <table:table-cell office:value-type="float" office:value="0" table:style-name="ce13">
            <text:p>0</text:p>
          </table:table-cell>
          <table:table-cell office:value-type="float" office:value="277539" table:style-name="ce13">
            <text:p>277,539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臺灣中小企業銀行</text:span></text:p>
          </table:table-cell>
          <table:table-cell office:value-type="float" office:value="203833" table:style-name="ce13">
            <text:p>203,833</text:p>
          </table:table-cell>
          <table:table-cell office:value-type="float" office:value="110946" table:style-name="ce13">
            <text:p>110,946</text:p>
          </table:table-cell>
          <table:table-cell office:value-type="float" office:value="1366" table:style-name="ce13">
            <text:p>1,366</text:p>
          </table:table-cell>
          <table:table-cell office:value-type="float" office:value="684" table:style-name="ce13">
            <text:p>684</text:p>
          </table:table-cell>
          <table:table-cell office:value-type="float" office:value="338296" table:style-name="ce13">
            <text:p>338,296</text:p>
          </table:table-cell>
          <table:table-cell office:value-type="float" office:value="49883" table:style-name="ce13">
            <text:p>49,883</text:p>
          </table:table-cell>
          <table:table-cell office:value-type="float" office:value="772798" table:style-name="ce13">
            <text:p>772,798</text:p>
          </table:table-cell>
          <table:table-cell office:value-type="float" office:value="1677" table:style-name="ce13">
            <text:p>1,677</text:p>
          </table:table-cell>
          <table:table-cell office:value-type="float" office:value="0.14000000000000001" table:style-name="ce14">
            <text:p>0.14</text:p>
          </table:table-cell>
          <table:table-cell office:value-type="float" office:value="0.02" table:style-name="ce14">
            <text:p>0.02</text:p>
          </table:table-cell>
          <table:table-cell office:value-type="float" office:value="154.58000000000001" table:style-name="ce14">
            <text:p>154.58</text:p>
          </table:table-cell>
          <table:table-cell office:value-type="float" office:value="1853" table:style-name="ce13">
            <text:p>1,853</text:p>
          </table:table-cell>
          <table:table-cell office:value-type="float" office:value="10261" table:style-name="ce13">
            <text:p>10,261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渣打國際商業銀行</text:span></text:p>
          </table:table-cell>
          <table:table-cell office:value-type="float" office:value="380295" table:style-name="ce13">
            <text:p>380,295</text:p>
          </table:table-cell>
          <table:table-cell office:value-type="float" office:value="268320" table:style-name="ce13">
            <text:p>268,320</text:p>
          </table:table-cell>
          <table:table-cell office:value-type="float" office:value="4684" table:style-name="ce13">
            <text:p>4,684</text:p>
          </table:table-cell>
          <table:table-cell office:value-type="float" office:value="2051" table:style-name="ce13">
            <text:p>2,051</text:p>
          </table:table-cell>
          <table:table-cell office:value-type="float" office:value="1248495" table:style-name="ce13">
            <text:p>1,248,495</text:p>
          </table:table-cell>
          <table:table-cell office:value-type="float" office:value="439189" table:style-name="ce13">
            <text:p>439,189</text:p>
          </table:table-cell>
          <table:table-cell office:value-type="float" office:value="2972223" table:style-name="ce13">
            <text:p>2,972,223</text:p>
          </table:table-cell>
          <table:table-cell office:value-type="float" office:value="5189" table:style-name="ce13">
            <text:p>5,189</text:p>
          </table:table-cell>
          <table:table-cell office:value-type="float" office:value="0.18" table:style-name="ce14">
            <text:p>0.18</text:p>
          </table:table-cell>
          <table:table-cell office:value-type="float" office:value="0" table:style-name="ce14">
            <text:p>0.00</text:p>
          </table:table-cell>
          <table:table-cell office:value-type="float" office:value="1129.08" table:style-name="ce14">
            <text:p>1,129.08</text:p>
          </table:table-cell>
          <table:table-cell office:value-type="float" office:value="4445" table:style-name="ce13">
            <text:p>4,445</text:p>
          </table:table-cell>
          <table:table-cell office:value-type="float" office:value="32989" table:style-name="ce13">
            <text:p>32,989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台中商業銀行</text:span></text:p>
          </table:table-cell>
          <table:table-cell office:value-type="float" office:value="145705" table:style-name="ce13">
            <text:p>145,705</text:p>
          </table:table-cell>
          <table:table-cell office:value-type="float" office:value="78918" table:style-name="ce13">
            <text:p>78,918</text:p>
          </table:table-cell>
          <table:table-cell office:value-type="float" office:value="1762" table:style-name="ce13">
            <text:p>1,762</text:p>
          </table:table-cell>
          <table:table-cell office:value-type="float" office:value="578" table:style-name="ce13">
            <text:p>578</text:p>
          </table:table-cell>
          <table:table-cell office:value-type="float" office:value="248490" table:style-name="ce13">
            <text:p>248,490</text:p>
          </table:table-cell>
          <table:table-cell office:value-type="float" office:value="48402" table:style-name="ce13">
            <text:p>48,402</text:p>
          </table:table-cell>
          <table:table-cell office:value-type="float" office:value="449571" table:style-name="ce13">
            <text:p>449,571</text:p>
          </table:table-cell>
          <table:table-cell office:value-type="float" office:value="217" table:style-name="ce13">
            <text:p>217</text:p>
          </table:table-cell>
          <table:table-cell office:value-type="float" office:value="0.37" table:style-name="ce14">
            <text:p>0.37</text:p>
          </table:table-cell>
          <table:table-cell office:value-type="float" office:value="0.01" table:style-name="ce14">
            <text:p>0.01</text:p>
          </table:table-cell>
          <table:table-cell office:value-type="float" office:value="1313.43" table:style-name="ce14">
            <text:p>1,313.43</text:p>
          </table:table-cell>
          <table:table-cell office:value-type="float" office:value="1045" table:style-name="ce13">
            <text:p>1,045</text:p>
          </table:table-cell>
          <table:table-cell office:value-type="float" office:value="8765" table:style-name="ce13">
            <text:p>8,765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滙豐</text:span>(<text:span text:style-name="T4">台灣</text:span>)<text:span text:style-name="T4">商業銀行</text:span></text:p>
          </table:table-cell>
          <table:table-cell office:value-type="float" office:value="620443" table:style-name="ce13">
            <text:p>620,443</text:p>
          </table:table-cell>
          <table:table-cell office:value-type="float" office:value="421939" table:style-name="ce13">
            <text:p>421,939</text:p>
          </table:table-cell>
          <table:table-cell office:value-type="float" office:value="8089" table:style-name="ce13">
            <text:p>8,089</text:p>
          </table:table-cell>
          <table:table-cell office:value-type="float" office:value="45619" table:style-name="ce13">
            <text:p>45,619</text:p>
          </table:table-cell>
          <table:table-cell office:value-type="float" office:value="2022664" table:style-name="ce13">
            <text:p>2,022,664</text:p>
          </table:table-cell>
          <table:table-cell office:value-type="float" office:value="1592671" table:style-name="ce13">
            <text:p>1,592,671</text:p>
          </table:table-cell>
          <table:table-cell office:value-type="float" office:value="4327673" table:style-name="ce13">
            <text:p>4,327,673</text:p>
          </table:table-cell>
          <table:table-cell office:value-type="float" office:value="23222" table:style-name="ce13">
            <text:p>23,222</text:p>
          </table:table-cell>
          <table:table-cell office:value-type="float" office:value="0.21" table:style-name="ce14">
            <text:p>0.21</text:p>
          </table:table-cell>
          <table:table-cell office:value-type="float" office:value="0" table:style-name="ce14">
            <text:p>0.00</text:p>
          </table:table-cell>
          <table:table-cell office:value-type="float" office:value="2244.66" table:style-name="ce14">
            <text:p>2,244.66</text:p>
          </table:table-cell>
          <table:table-cell office:value-type="float" office:value="8271" table:style-name="ce13">
            <text:p>8,271</text:p>
          </table:table-cell>
          <table:table-cell office:value-type="float" office:value="37469" table:style-name="ce13">
            <text:p>37,469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華泰商業銀行</text:span></text:p>
          </table:table-cell>
          <table:table-cell office:value-type="float" office:value="9573" table:style-name="ce13">
            <text:p>9,573</text:p>
          </table:table-cell>
          <table:table-cell office:value-type="float" office:value="5009" table:style-name="ce13">
            <text:p>5,009</text:p>
          </table:table-cell>
          <table:table-cell office:value-type="float" office:value="1" table:style-name="ce13">
            <text:p>1</text:p>
          </table:table-cell>
          <table:table-cell office:value-type="float" office:value="30" table:style-name="ce13">
            <text:p>30</text:p>
          </table:table-cell>
          <table:table-cell office:value-type="float" office:value="11222" table:style-name="ce13">
            <text:p>11,222</text:p>
          </table:table-cell>
          <table:table-cell office:value-type="float" office:value="2201" table:style-name="ce13">
            <text:p>2,201</text:p>
          </table:table-cell>
          <table:table-cell office:value-type="float" office:value="42173" table:style-name="ce13">
            <text:p>42,173</text:p>
          </table:table-cell>
          <table:table-cell office:value-type="float" office:value="0" table:style-name="ce13">
            <text:p>0</text:p>
          </table:table-cell>
          <table:table-cell office:value-type="float" office:value="0.64" table:style-name="ce14">
            <text:p>0.64</text:p>
          </table:table-cell>
          <table:table-cell office:value-type="float" office:value="0.32" table:style-name="ce14">
            <text:p>0.32</text:p>
          </table:table-cell>
          <table:table-cell office:value-type="float" office:value="412.53" table:style-name="ce14">
            <text:p>412.53</text:p>
          </table:table-cell>
          <table:table-cell office:value-type="float" office:value="0" table:style-name="ce13">
            <text:p>0</text:p>
          </table:table-cell>
          <table:table-cell office:value-type="float" office:value="518" table:style-name="ce13">
            <text:p>518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臺灣新光商業銀行</text:span></text:p>
          </table:table-cell>
          <table:table-cell office:value-type="float" office:value="865113" table:style-name="ce13">
            <text:p>865,113</text:p>
          </table:table-cell>
          <table:table-cell office:value-type="float" office:value="514694" table:style-name="ce13">
            <text:p>514,694</text:p>
          </table:table-cell>
          <table:table-cell office:value-type="float" office:value="9696" table:style-name="ce13">
            <text:p>9,696</text:p>
          </table:table-cell>
          <table:table-cell office:value-type="float" office:value="5082" table:style-name="ce13">
            <text:p>5,082</text:p>
          </table:table-cell>
          <table:table-cell office:value-type="float" office:value="1617323" table:style-name="ce13">
            <text:p>1,617,323</text:p>
          </table:table-cell>
          <table:table-cell office:value-type="float" office:value="1598390" table:style-name="ce13">
            <text:p>1,598,390</text:p>
          </table:table-cell>
          <table:table-cell office:value-type="float" office:value="4411863" table:style-name="ce13">
            <text:p>4,411,863</text:p>
          </table:table-cell>
          <table:table-cell office:value-type="float" office:value="5040" table:style-name="ce13">
            <text:p>5,040</text:p>
          </table:table-cell>
          <table:table-cell office:value-type="float" office:value="0.21" table:style-name="ce14">
            <text:p>0.21</text:p>
          </table:table-cell>
          <table:table-cell office:value-type="float" office:value="0.01" table:style-name="ce14">
            <text:p>0.01</text:p>
          </table:table-cell>
          <table:table-cell office:value-type="float" office:value="226.67" table:style-name="ce14">
            <text:p>226.67</text:p>
          </table:table-cell>
          <table:table-cell office:value-type="float" office:value="7632" table:style-name="ce13">
            <text:p>7,632</text:p>
          </table:table-cell>
          <table:table-cell office:value-type="float" office:value="41907" table:style-name="ce13">
            <text:p>41,907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陽信商業銀行</text:span></text:p>
          </table:table-cell>
          <table:table-cell office:value-type="float" office:value="109779" table:style-name="ce13">
            <text:p>109,779</text:p>
          </table:table-cell>
          <table:table-cell office:value-type="float" office:value="55107" table:style-name="ce13">
            <text:p>55,107</text:p>
          </table:table-cell>
          <table:table-cell office:value-type="float" office:value="928" table:style-name="ce13">
            <text:p>928</text:p>
          </table:table-cell>
          <table:table-cell office:value-type="float" office:value="840" table:style-name="ce13">
            <text:p>840</text:p>
          </table:table-cell>
          <table:table-cell office:value-type="float" office:value="197313" table:style-name="ce13">
            <text:p>197,313</text:p>
          </table:table-cell>
          <table:table-cell office:value-type="float" office:value="73383" table:style-name="ce13">
            <text:p>73,383</text:p>
          </table:table-cell>
          <table:table-cell office:value-type="float" office:value="290814" table:style-name="ce13">
            <text:p>290,814</text:p>
          </table:table-cell>
          <table:table-cell office:value-type="float" office:value="153" table:style-name="ce13">
            <text:p>153</text:p>
          </table:table-cell>
          <table:table-cell office:value-type="float" office:value="0.4" table:style-name="ce14">
            <text:p>0.40</text:p>
          </table:table-cell>
          <table:table-cell office:value-type="float" office:value="0.03" table:style-name="ce14">
            <text:p>0.03</text:p>
          </table:table-cell>
          <table:table-cell office:value-type="float" office:value="508.29" table:style-name="ce14">
            <text:p>508.29</text:p>
          </table:table-cell>
          <table:table-cell office:value-type="float" office:value="2843" table:style-name="ce13">
            <text:p>2,843</text:p>
          </table:table-cell>
          <table:table-cell office:value-type="float" office:value="5904" table:style-name="ce13">
            <text:p>5,904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三信商業銀行</text:span></text:p>
          </table:table-cell>
          <table:table-cell office:value-type="float" office:value="15231" table:style-name="ce13">
            <text:p>15,231</text:p>
          </table:table-cell>
          <table:table-cell office:value-type="float" office:value="10274" table:style-name="ce13">
            <text:p>10,274</text:p>
          </table:table-cell>
          <table:table-cell office:value-type="float" office:value="92" table:style-name="ce13">
            <text:p>92</text:p>
          </table:table-cell>
          <table:table-cell office:value-type="float" office:value="45" table:style-name="ce13">
            <text:p>45</text:p>
          </table:table-cell>
          <table:table-cell office:value-type="float" office:value="20781" table:style-name="ce13">
            <text:p>20,781</text:p>
          </table:table-cell>
          <table:table-cell office:value-type="float" office:value="13814" table:style-name="ce13">
            <text:p>13,814</text:p>
          </table:table-cell>
          <table:table-cell office:value-type="float" office:value="87730" table:style-name="ce13">
            <text:p>87,730</text:p>
          </table:table-cell>
          <table:table-cell office:value-type="float" office:value="70" table:style-name="ce13">
            <text:p>70</text:p>
          </table:table-cell>
          <table:table-cell office:value-type="float" office:value="0.93" table:style-name="ce14">
            <text:p>0.93</text:p>
          </table:table-cell>
          <table:table-cell office:value-type="float" office:value="0" table:style-name="ce14">
            <text:p>0.00</text:p>
          </table:table-cell>
          <table:table-cell office:value-type="float" office:value="4203.32" table:style-name="ce14">
            <text:p>4,203.32</text:p>
          </table:table-cell>
          <table:table-cell office:value-type="float" office:value="91" table:style-name="ce13">
            <text:p>91</text:p>
          </table:table-cell>
          <table:table-cell office:value-type="float" office:value="842" table:style-name="ce13">
            <text:p>842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聯邦商業銀行</text:span></text:p>
          </table:table-cell>
          <table:table-cell office:value-type="float" office:value="2192562" table:style-name="ce13">
            <text:p>2,192,562</text:p>
          </table:table-cell>
          <table:table-cell office:value-type="float" office:value="1307595" table:style-name="ce13">
            <text:p>1,307,595</text:p>
          </table:table-cell>
          <table:table-cell office:value-type="float" office:value="28929" table:style-name="ce13">
            <text:p>28,929</text:p>
          </table:table-cell>
          <table:table-cell office:value-type="float" office:value="85283" table:style-name="ce13">
            <text:p>85,283</text:p>
          </table:table-cell>
          <table:table-cell office:value-type="float" office:value="5494402" table:style-name="ce13">
            <text:p>5,494,402</text:p>
          </table:table-cell>
          <table:table-cell office:value-type="float" office:value="3499572" table:style-name="ce13">
            <text:p>3,499,572</text:p>
          </table:table-cell>
          <table:table-cell office:value-type="float" office:value="8306402" table:style-name="ce13">
            <text:p>8,306,402</text:p>
          </table:table-cell>
          <table:table-cell office:value-type="float" office:value="40652" table:style-name="ce13">
            <text:p>40,652</text:p>
          </table:table-cell>
          <table:table-cell office:value-type="float" office:value="0.2" table:style-name="ce14">
            <text:p>0.20</text:p>
          </table:table-cell>
          <table:table-cell office:value-type="float" office:value="0" table:style-name="ce14">
            <text:p>0.00</text:p>
          </table:table-cell>
          <table:table-cell office:value-type="float" office:value="156.81" table:style-name="ce14">
            <text:p>156.81</text:p>
          </table:table-cell>
          <table:table-cell office:value-type="float" office:value="17416" table:style-name="ce13">
            <text:p>17,416</text:p>
          </table:table-cell>
          <table:table-cell office:value-type="float" office:value="105403" table:style-name="ce13">
            <text:p>105,403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遠東國際商業銀行</text:span></text:p>
          </table:table-cell>
          <table:table-cell office:value-type="float" office:value="1612714" table:style-name="ce13">
            <text:p>1,612,714</text:p>
          </table:table-cell>
          <table:table-cell office:value-type="float" office:value="1018110" table:style-name="ce13">
            <text:p>1,018,110</text:p>
          </table:table-cell>
          <table:table-cell office:value-type="float" office:value="10462" table:style-name="ce13">
            <text:p>10,462</text:p>
          </table:table-cell>
          <table:table-cell office:value-type="float" office:value="5667" table:style-name="ce13">
            <text:p>5,667</text:p>
          </table:table-cell>
          <table:table-cell office:value-type="float" office:value="4004688" table:style-name="ce13">
            <text:p>4,004,688</text:p>
          </table:table-cell>
          <table:table-cell office:value-type="float" office:value="4850131" table:style-name="ce13">
            <text:p>4,850,131</text:p>
          </table:table-cell>
          <table:table-cell office:value-type="float" office:value="3966304" table:style-name="ce13">
            <text:p>3,966,304</text:p>
          </table:table-cell>
          <table:table-cell office:value-type="float" office:value="109657" table:style-name="ce13">
            <text:p>109,657</text:p>
          </table:table-cell>
          <table:table-cell office:value-type="float" office:value="0.34" table:style-name="ce14">
            <text:p>0.34</text:p>
          </table:table-cell>
          <table:table-cell office:value-type="float" office:value="0.11" table:style-name="ce14">
            <text:p>0.11</text:p>
          </table:table-cell>
          <table:table-cell office:value-type="float" office:value="100.78" table:style-name="ce14">
            <text:p>100.78</text:p>
          </table:table-cell>
          <table:table-cell office:value-type="float" office:value="13989" table:style-name="ce13">
            <text:p>13,989</text:p>
          </table:table-cell>
          <table:table-cell office:value-type="float" office:value="83867" table:style-name="ce13">
            <text:p>83,867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元大商業銀行</text:span></text:p>
          </table:table-cell>
          <table:table-cell office:value-type="float" office:value="1169284" table:style-name="ce13">
            <text:p>1,169,284</text:p>
          </table:table-cell>
          <table:table-cell office:value-type="float" office:value="634620" table:style-name="ce13">
            <text:p>634,620</text:p>
          </table:table-cell>
          <table:table-cell office:value-type="float" office:value="3683" table:style-name="ce13">
            <text:p>3,683</text:p>
          </table:table-cell>
          <table:table-cell office:value-type="float" office:value="6315" table:style-name="ce13">
            <text:p>6,315</text:p>
          </table:table-cell>
          <table:table-cell office:value-type="float" office:value="1375237" table:style-name="ce13">
            <text:p>1,375,237</text:p>
          </table:table-cell>
          <table:table-cell office:value-type="float" office:value="2779322" table:style-name="ce13">
            <text:p>2,779,322</text:p>
          </table:table-cell>
          <table:table-cell office:value-type="float" office:value="3915573" table:style-name="ce13">
            <text:p>3,915,573</text:p>
          </table:table-cell>
          <table:table-cell office:value-type="float" office:value="12795" table:style-name="ce13">
            <text:p>12,795</text:p>
          </table:table-cell>
          <table:table-cell office:value-type="float" office:value="0.08" table:style-name="ce14">
            <text:p>0.08</text:p>
          </table:table-cell>
          <table:table-cell office:value-type="float" office:value="0" table:style-name="ce14">
            <text:p>0.00</text:p>
          </table:table-cell>
          <table:table-cell office:value-type="float" office:value="856.16" table:style-name="ce14">
            <text:p>856.16</text:p>
          </table:table-cell>
          <table:table-cell office:value-type="float" office:value="5913" table:style-name="ce13">
            <text:p>5,913</text:p>
          </table:table-cell>
          <table:table-cell office:value-type="float" office:value="36979" table:style-name="ce13">
            <text:p>36,979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永豐商業銀行</text:span></text:p>
          </table:table-cell>
          <table:table-cell office:value-type="float" office:value="2051642" table:style-name="ce13">
            <text:p>2,051,642</text:p>
          </table:table-cell>
          <table:table-cell office:value-type="float" office:value="1055646" table:style-name="ce13">
            <text:p>1,055,646</text:p>
          </table:table-cell>
          <table:table-cell office:value-type="float" office:value="19882" table:style-name="ce13">
            <text:p>19,882</text:p>
          </table:table-cell>
          <table:table-cell office:value-type="float" office:value="8253" table:style-name="ce13">
            <text:p>8,253</text:p>
          </table:table-cell>
          <table:table-cell office:value-type="float" office:value="4115396" table:style-name="ce13">
            <text:p>4,115,396</text:p>
          </table:table-cell>
          <table:table-cell office:value-type="float" office:value="4432255" table:style-name="ce13">
            <text:p>4,432,255</text:p>
          </table:table-cell>
          <table:table-cell office:value-type="float" office:value="8282860" table:style-name="ce13">
            <text:p>8,282,860</text:p>
          </table:table-cell>
          <table:table-cell office:value-type="float" office:value="73570" table:style-name="ce13">
            <text:p>73,570</text:p>
          </table:table-cell>
          <table:table-cell office:value-type="float" office:value="0.24" table:style-name="ce14">
            <text:p>0.24</text:p>
          </table:table-cell>
          <table:table-cell office:value-type="float" office:value="0" table:style-name="ce14">
            <text:p>0.00</text:p>
          </table:table-cell>
          <table:table-cell office:value-type="float" office:value="676.82" table:style-name="ce14">
            <text:p>676.82</text:p>
          </table:table-cell>
          <table:table-cell office:value-type="float" office:value="14371" table:style-name="ce13">
            <text:p>14,371</text:p>
          </table:table-cell>
          <table:table-cell office:value-type="float" office:value="86931" table:style-name="ce13">
            <text:p>86,931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玉山商業銀行</text:span></text:p>
          </table:table-cell>
          <table:table-cell office:value-type="float" office:value="6133023" table:style-name="ce13">
            <text:p>6,133,023</text:p>
          </table:table-cell>
          <table:table-cell office:value-type="float" office:value="4362052" table:style-name="ce13">
            <text:p>4,362,052</text:p>
          </table:table-cell>
          <table:table-cell office:value-type="float" office:value="63256" table:style-name="ce13">
            <text:p>63,256</text:p>
          </table:table-cell>
          <table:table-cell office:value-type="float" office:value="21727" table:style-name="ce13">
            <text:p>21,727</text:p>
          </table:table-cell>
          <table:table-cell office:value-type="float" office:value="12232317" table:style-name="ce13">
            <text:p>12,232,317</text:p>
          </table:table-cell>
          <table:table-cell office:value-type="float" office:value="15985537" table:style-name="ce13">
            <text:p>15,985,537</text:p>
          </table:table-cell>
          <table:table-cell office:value-type="float" office:value="40257834" table:style-name="ce13">
            <text:p>40,257,834</text:p>
          </table:table-cell>
          <table:table-cell office:value-type="float" office:value="235516" table:style-name="ce13">
            <text:p>235,516</text:p>
          </table:table-cell>
          <table:table-cell office:value-type="float" office:value="0.19" table:style-name="ce14">
            <text:p>0.19</text:p>
          </table:table-cell>
          <table:table-cell office:value-type="float" office:value="0.04" table:style-name="ce14">
            <text:p>0.04</text:p>
          </table:table-cell>
          <table:table-cell office:value-type="float" office:value="588.08000000000004" table:style-name="ce14">
            <text:p>588.08</text:p>
          </table:table-cell>
          <table:table-cell office:value-type="float" office:value="45911" table:style-name="ce13">
            <text:p>45,911</text:p>
          </table:table-cell>
          <table:table-cell office:value-type="float" office:value="268108" table:style-name="ce13">
            <text:p>268,108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凱基商業銀行</text:span></text:p>
          </table:table-cell>
          <table:table-cell office:value-type="float" office:value="360392" table:style-name="ce13">
            <text:p>360,392</text:p>
          </table:table-cell>
          <table:table-cell office:value-type="float" office:value="178196" table:style-name="ce13">
            <text:p>178,196</text:p>
          </table:table-cell>
          <table:table-cell office:value-type="float" office:value="3294" table:style-name="ce13">
            <text:p>3,294</text:p>
          </table:table-cell>
          <table:table-cell office:value-type="float" office:value="5992" table:style-name="ce13">
            <text:p>5,992</text:p>
          </table:table-cell>
          <table:table-cell office:value-type="float" office:value="1087829" table:style-name="ce13">
            <text:p>1,087,829</text:p>
          </table:table-cell>
          <table:table-cell office:value-type="float" office:value="708964" table:style-name="ce13">
            <text:p>708,964</text:p>
          </table:table-cell>
          <table:table-cell office:value-type="float" office:value="877281" table:style-name="ce13">
            <text:p>877,281</text:p>
          </table:table-cell>
          <table:table-cell office:value-type="float" office:value="5055" table:style-name="ce13">
            <text:p>5,055</text:p>
          </table:table-cell>
          <table:table-cell office:value-type="float" office:value="0.62" table:style-name="ce14">
            <text:p>0.62</text:p>
          </table:table-cell>
          <table:table-cell office:value-type="float" office:value="0.31" table:style-name="ce14">
            <text:p>0.31</text:p>
          </table:table-cell>
          <table:table-cell office:value-type="float" office:value="188.78" table:style-name="ce14">
            <text:p>188.78</text:p>
          </table:table-cell>
          <table:table-cell office:value-type="float" office:value="7414" table:style-name="ce13">
            <text:p>7,414</text:p>
          </table:table-cell>
          <table:table-cell office:value-type="float" office:value="40158" table:style-name="ce13">
            <text:p>40,158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星展</text:span>(<text:span text:style-name="T4">台灣</text:span>)<text:span text:style-name="T4">商業銀行</text:span></text:p>
          </table:table-cell>
          <table:table-cell office:value-type="float" office:value="608372" table:style-name="ce13">
            <text:p>608,372</text:p>
          </table:table-cell>
          <table:table-cell office:value-type="float" office:value="328530" table:style-name="ce13">
            <text:p>328,530</text:p>
          </table:table-cell>
          <table:table-cell office:value-type="float" office:value="4736" table:style-name="ce13">
            <text:p>4,736</text:p>
          </table:table-cell>
          <table:table-cell office:value-type="float" office:value="4910" table:style-name="ce13">
            <text:p>4,910</text:p>
          </table:table-cell>
          <table:table-cell office:value-type="float" office:value="1408301" table:style-name="ce13">
            <text:p>1,408,301</text:p>
          </table:table-cell>
          <table:table-cell office:value-type="float" office:value="1861425" table:style-name="ce13">
            <text:p>1,861,425</text:p>
          </table:table-cell>
          <table:table-cell office:value-type="float" office:value="2521248" table:style-name="ce13">
            <text:p>2,521,248</text:p>
          </table:table-cell>
          <table:table-cell office:value-type="float" office:value="17797" table:style-name="ce13">
            <text:p>17,797</text:p>
          </table:table-cell>
          <table:table-cell office:value-type="float" office:value="0.71" table:style-name="ce14">
            <text:p>0.71</text:p>
          </table:table-cell>
          <table:table-cell office:value-type="float" office:value="0" table:style-name="ce14">
            <text:p>0.00</text:p>
          </table:table-cell>
          <table:table-cell office:value-type="float" office:value="259.05" table:style-name="ce14">
            <text:p>259.05</text:p>
          </table:table-cell>
          <table:table-cell office:value-type="float" office:value="12524" table:style-name="ce13">
            <text:p>12,524</text:p>
          </table:table-cell>
          <table:table-cell office:value-type="float" office:value="72851" table:style-name="ce13">
            <text:p>72,851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台新國際商業銀行</text:span></text:p>
          </table:table-cell>
          <table:table-cell office:value-type="float" office:value="5505133" table:style-name="ce13">
            <text:p>5,505,133</text:p>
          </table:table-cell>
          <table:table-cell office:value-type="float" office:value="3949393" table:style-name="ce13">
            <text:p>3,949,393</text:p>
          </table:table-cell>
          <table:table-cell office:value-type="float" office:value="51832" table:style-name="ce13">
            <text:p>51,832</text:p>
          </table:table-cell>
          <table:table-cell office:value-type="float" office:value="29637" table:style-name="ce13">
            <text:p>29,637</text:p>
          </table:table-cell>
          <table:table-cell office:value-type="float" office:value="10123348" table:style-name="ce13">
            <text:p>10,123,348</text:p>
          </table:table-cell>
          <table:table-cell office:value-type="float" office:value="18989160" table:style-name="ce13">
            <text:p>18,989,160</text:p>
          </table:table-cell>
          <table:table-cell office:value-type="float" office:value="26027237" table:style-name="ce13">
            <text:p>26,027,237</text:p>
          </table:table-cell>
          <table:table-cell office:value-type="float" office:value="179009" table:style-name="ce13">
            <text:p>179,009</text:p>
          </table:table-cell>
          <table:table-cell office:value-type="float" office:value="0.19" table:style-name="ce14">
            <text:p>0.19</text:p>
          </table:table-cell>
          <table:table-cell office:value-type="float" office:value="0" table:style-name="ce14">
            <text:p>0.00</text:p>
          </table:table-cell>
          <table:table-cell office:value-type="float" office:value="923" table:style-name="ce14">
            <text:p>923.00</text:p>
          </table:table-cell>
          <table:table-cell office:value-type="float" office:value="31837" table:style-name="ce13">
            <text:p>31,837</text:p>
          </table:table-cell>
          <table:table-cell office:value-type="float" office:value="183853" table:style-name="ce13">
            <text:p>183,853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日盛國際商業銀行</text:span></text:p>
          </table:table-cell>
          <table:table-cell office:value-type="float" office:value="147477" table:style-name="ce13">
            <text:p>147,477</text:p>
          </table:table-cell>
          <table:table-cell office:value-type="float" office:value="100304" table:style-name="ce13">
            <text:p>100,304</text:p>
          </table:table-cell>
          <table:table-cell office:value-type="float" office:value="319" table:style-name="ce13">
            <text:p>319</text:p>
          </table:table-cell>
          <table:table-cell office:value-type="float" office:value="577" table:style-name="ce13">
            <text:p>577</text:p>
          </table:table-cell>
          <table:table-cell office:value-type="float" office:value="269776" table:style-name="ce13">
            <text:p>269,776</text:p>
          </table:table-cell>
          <table:table-cell office:value-type="float" office:value="111599" table:style-name="ce13">
            <text:p>111,599</text:p>
          </table:table-cell>
          <table:table-cell office:value-type="float" office:value="259614" table:style-name="ce13">
            <text:p>259,614</text:p>
          </table:table-cell>
          <table:table-cell office:value-type="float" office:value="994" table:style-name="ce13">
            <text:p>994</text:p>
          </table:table-cell>
          <table:table-cell office:value-type="float" office:value="0.36" table:style-name="ce14">
            <text:p>0.36</text:p>
          </table:table-cell>
          <table:table-cell office:value-type="float" office:value="0" table:style-name="ce14">
            <text:p>0.00</text:p>
          </table:table-cell>
          <table:table-cell office:value-type="float" office:value="840.45" table:style-name="ce14">
            <text:p>840.45</text:p>
          </table:table-cell>
          <table:table-cell office:value-type="float" office:value="568" table:style-name="ce13">
            <text:p>568</text:p>
          </table:table-cell>
          <table:table-cell office:value-type="float" office:value="3656" table:style-name="ce13">
            <text:p>3,656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安泰商業銀行</text:span></text:p>
          </table:table-cell>
          <table:table-cell office:value-type="float" office:value="124119" table:style-name="ce13">
            <text:p>124,119</text:p>
          </table:table-cell>
          <table:table-cell office:value-type="float" office:value="57761" table:style-name="ce13">
            <text:p>57,761</text:p>
          </table:table-cell>
          <table:table-cell office:value-type="float" office:value="404" table:style-name="ce13">
            <text:p>404</text:p>
          </table:table-cell>
          <table:table-cell office:value-type="float" office:value="447" table:style-name="ce13">
            <text:p>447</text:p>
          </table:table-cell>
          <table:table-cell office:value-type="float" office:value="227576" table:style-name="ce13">
            <text:p>227,576</text:p>
          </table:table-cell>
          <table:table-cell office:value-type="float" office:value="1100103" table:style-name="ce13">
            <text:p>1,100,103</text:p>
          </table:table-cell>
          <table:table-cell office:value-type="float" office:value="333772" table:style-name="ce13">
            <text:p>333,772</text:p>
          </table:table-cell>
          <table:table-cell office:value-type="float" office:value="403" table:style-name="ce13">
            <text:p>403</text:p>
          </table:table-cell>
          <table:table-cell office:value-type="float" office:value="0.43" table:style-name="ce14">
            <text:p>0.43</text:p>
          </table:table-cell>
          <table:table-cell office:value-type="float" office:value="0.06" table:style-name="ce14">
            <text:p>0.06</text:p>
          </table:table-cell>
          <table:table-cell office:value-type="float" office:value="222.49" table:style-name="ce14">
            <text:p>222.49</text:p>
          </table:table-cell>
          <table:table-cell office:value-type="float" office:value="0" table:style-name="ce13">
            <text:p>0</text:p>
          </table:table-cell>
          <table:table-cell office:value-type="float" office:value="7031" table:style-name="ce13">
            <text:p>7,031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中國信託商業銀行</text:span></text:p>
          </table:table-cell>
          <table:table-cell office:value-type="float" office:value="7035815" table:style-name="ce13">
            <text:p>7,035,815</text:p>
          </table:table-cell>
          <table:table-cell office:value-type="float" office:value="4593571" table:style-name="ce13">
            <text:p>4,593,571</text:p>
          </table:table-cell>
          <table:table-cell office:value-type="float" office:value="63180" table:style-name="ce13">
            <text:p>63,180</text:p>
          </table:table-cell>
          <table:table-cell office:value-type="float" office:value="31689" table:style-name="ce13">
            <text:p>31,689</text:p>
          </table:table-cell>
          <table:table-cell office:value-type="float" office:value="16084354" table:style-name="ce13">
            <text:p>16,084,354</text:p>
          </table:table-cell>
          <table:table-cell office:value-type="float" office:value="16338570" table:style-name="ce13">
            <text:p>16,338,570</text:p>
          </table:table-cell>
          <table:table-cell office:value-type="float" office:value="32645039" table:style-name="ce13">
            <text:p>32,645,039</text:p>
          </table:table-cell>
          <table:table-cell office:value-type="float" office:value="513841" table:style-name="ce13">
            <text:p>513,841</text:p>
          </table:table-cell>
          <table:table-cell office:value-type="float" office:value="0.14000000000000001" table:style-name="ce14">
            <text:p>0.14</text:p>
          </table:table-cell>
          <table:table-cell office:value-type="float" office:value="0" table:style-name="ce14">
            <text:p>0.00</text:p>
          </table:table-cell>
          <table:table-cell office:value-type="float" office:value="482.58" table:style-name="ce14">
            <text:p>482.58</text:p>
          </table:table-cell>
          <table:table-cell office:value-type="float" office:value="50605" table:style-name="ce13">
            <text:p>50,605</text:p>
          </table:table-cell>
          <table:table-cell office:value-type="float" office:value="349188" table:style-name="ce13">
            <text:p>349,188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台灣樂天信用卡股份有限公司</text:span></text:p>
          </table:table-cell>
          <table:table-cell office:value-type="float" office:value="588550" table:style-name="ce13">
            <text:p>588,550</text:p>
          </table:table-cell>
          <table:table-cell office:value-type="float" office:value="272238" table:style-name="ce13">
            <text:p>272,238</text:p>
          </table:table-cell>
          <table:table-cell office:value-type="float" office:value="2729" table:style-name="ce13">
            <text:p>2,729</text:p>
          </table:table-cell>
          <table:table-cell office:value-type="float" office:value="1399" table:style-name="ce13">
            <text:p>1,399</text:p>
          </table:table-cell>
          <table:table-cell office:value-type="float" office:value="431396" table:style-name="ce13">
            <text:p>431,396</text:p>
          </table:table-cell>
          <table:table-cell office:value-type="float" office:value="814193" table:style-name="ce13">
            <text:p>814,193</text:p>
          </table:table-cell>
          <table:table-cell office:value-type="float" office:value="1087637" table:style-name="ce13">
            <text:p>1,087,637</text:p>
          </table:table-cell>
          <table:table-cell office:value-type="float" office:value="2623" table:style-name="ce13">
            <text:p>2,623</text:p>
          </table:table-cell>
          <table:table-cell office:value-type="float" office:value="0.57999999999999996" table:style-name="ce14">
            <text:p>0.58</text:p>
          </table:table-cell>
          <table:table-cell office:value-type="float" office:value="0.13" table:style-name="ce14">
            <text:p>0.13</text:p>
          </table:table-cell>
          <table:table-cell office:value-type="float" office:value="408.4" table:style-name="ce14">
            <text:p>408.40</text:p>
          </table:table-cell>
          <table:table-cell office:value-type="float" office:value="695" table:style-name="ce13">
            <text:p>695</text:p>
          </table:table-cell>
          <table:table-cell office:value-type="float" office:value="5401" table:style-name="ce13">
            <text:p>5,401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台灣美國運通國際</text:span>(<text:span text:style-name="T4">股</text:span>)<text:span text:style-name="T4">公司</text:span></text:p>
          </table:table-cell>
          <table:table-cell office:value-type="float" office:value="177468" table:style-name="ce13">
            <text:p>177,468</text:p>
          </table:table-cell>
          <table:table-cell office:value-type="float" office:value="107937" table:style-name="ce13">
            <text:p>107,937</text:p>
          </table:table-cell>
          <table:table-cell office:value-type="float" office:value="1651" table:style-name="ce13">
            <text:p>1,651</text:p>
          </table:table-cell>
          <table:table-cell office:value-type="float" office:value="2891" table:style-name="ce13">
            <text:p>2,891</text:p>
          </table:table-cell>
          <table:table-cell office:value-type="float" office:value="281487" table:style-name="ce13">
            <text:p>281,487</text:p>
          </table:table-cell>
          <table:table-cell office:value-type="float" office:value="0" table:style-name="ce13">
            <text:p>0</text:p>
          </table:table-cell>
          <table:table-cell office:value-type="float" office:value="2552321" table:style-name="ce13">
            <text:p>2,552,321</text:p>
          </table:table-cell>
          <table:table-cell office:value-type="float" office:value="338" table:style-name="ce13">
            <text:p>338</text:p>
          </table:table-cell>
          <table:table-cell office:value-type="float" office:value="0.3" table:style-name="ce14">
            <text:p>0.30</text:p>
          </table:table-cell>
          <table:table-cell office:value-type="float" office:value="0" table:style-name="ce14">
            <text:p>0.00</text:p>
          </table:table-cell>
          <table:table-cell office:value-type="float" office:value="1160.0899999999999" table:style-name="ce14">
            <text:p>1,160.09</text:p>
          </table:table-cell>
          <table:table-cell office:value-type="float" office:value="5375" table:style-name="ce13">
            <text:p>5,375</text:p>
          </table:table-cell>
          <table:table-cell office:value-type="float" office:value="24880" table:style-name="ce13">
            <text:p>24,880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總計</text:span></text:p>
          </table:table-cell>
          <table:table-cell office:value-type="float" office:value="48798960" table:style-name="ce13">
            <text:p>48,798,960</text:p>
          </table:table-cell>
          <table:table-cell office:value-type="float" office:value="32152731" table:style-name="ce13">
            <text:p>32,152,731</text:p>
          </table:table-cell>
          <table:table-cell office:value-type="float" office:value="468693" table:style-name="ce13">
            <text:p>468,693</text:p>
          </table:table-cell>
          <table:table-cell office:value-type="float" office:value="362234" table:style-name="ce13">
            <text:p>362,234</text:p>
          </table:table-cell>
          <table:table-cell office:value-type="float" office:value="101724492" table:style-name="ce13">
            <text:p>101,724,492</text:p>
          </table:table-cell>
          <table:table-cell office:value-type="float" office:value="127176258" table:style-name="ce13">
            <text:p>127,176,258</text:p>
          </table:table-cell>
          <table:table-cell office:value-type="float" office:value="237050044" table:style-name="ce13">
            <text:p>237,050,044</text:p>
          </table:table-cell>
          <table:table-cell office:value-type="float" office:value="1550345" table:style-name="ce13">
            <text:p>1,550,345</text:p>
          </table:table-cell>
          <table:table-cell office:value-type="float" office:value="0.22832360786147915" table:style-name="ce14">
            <text:p>0.23</text:p>
          </table:table-cell>
          <table:table-cell office:value-type="float" office:value="0.04" table:style-name="ce14">
            <text:p>0.04</text:p>
          </table:table-cell>
          <table:table-cell office:value-type="float" office:value="498.32160892524337" table:style-name="ce14">
            <text:p>498.32</text:p>
          </table:table-cell>
          <table:table-cell office:value-type="float" office:value="338516" table:style-name="ce13">
            <text:p>338,516</text:p>
          </table:table-cell>
          <table:table-cell office:value-type="float" office:value="2266557" table:style-name="ce13">
            <text:p>2,266,557</text:p>
          </table:table-cell>
          <table:table-cell table:number-columns-repeated="16370" table:style-name="ce15"/>
        </table:table-row>
        <table:table-row table:style-name="ro5">
          <table:table-cell table:number-columns-repeated="16384" table:style-name="ce15"/>
        </table:table-row>
        <table:table-row table:style-name="ro5">
          <table:table-cell office:value-type="string" table:style-name="ce16">
            <text:p><text:span text:style-name="T6">一、資料來源：各金融機構自行申報。</text:span></text:p>
          </table:table-cell>
          <table:table-cell table:number-columns-repeated="16383" table:style-name="ce15"/>
        </table:table-row>
        <table:table-row table:style-name="ro5">
          <table:table-cell office:value-type="string" table:style-name="ce16">
            <text:p><text:span text:style-name="T6">二、揭露項目及認定標準：</text:span></text:p>
          </table:table-cell>
          <table:table-cell table:number-columns-repeated="16383" table:style-name="ce15"/>
        </table:table-row>
        <table:table-row table:style-name="ro5">
          <table:table-cell office:value-type="string" table:style-name="ce16">
            <text:p><text:span text:style-name="T6">　</text:span>1.<text:span text:style-name="T6">流通卡數：發卡總數減停卡總數，且卡片狀況為正常者。</text:span></text:p>
          </table:table-cell>
          <table:table-cell table:number-columns-repeated="16383" table:style-name="ce15"/>
        </table:table-row>
        <table:table-row table:style-name="ro5">
          <table:table-cell office:value-type="string" table:style-name="ce16">
            <text:p><text:span text:style-name="T6">　</text:span>2.<text:span text:style-name="T6">有效卡數：最近六個月有消費紀錄之卡，不含</text:span>Debit<text:span text:style-name="T6">卡，只有郵購分期交易亦算有效卡，不含只有循環繳款之卡片。</text:span></text:p>
          </table:table-cell>
          <table:table-cell table:number-columns-repeated="16383" table:style-name="ce15"/>
        </table:table-row>
        <table:table-row table:style-name="ro5">
          <table:table-cell office:value-type="string" table:style-name="ce16">
            <text:p><text:span text:style-name="T6">　</text:span>3.<text:span text:style-name="T6">當月發卡數：不含補發卡、續卡。</text:span></text:p>
          </table:table-cell>
          <table:table-cell table:number-columns-repeated="16383" table:style-name="ce15"/>
        </table:table-row>
        <table:table-row table:style-name="ro5">
          <table:table-cell office:value-type="string" table:style-name="ce16">
            <text:p><text:span text:style-name="T6">　</text:span>4.<text:span text:style-name="T6">當月停卡數：指新增停卡部分。</text:span></text:p>
          </table:table-cell>
          <table:table-cell table:number-columns-repeated="16383" table:style-name="ce15"/>
        </table:table-row>
        <table:table-row table:style-name="ro5">
          <table:table-cell office:value-type="string" table:style-name="ce16">
            <text:p><text:span text:style-name="T6">　</text:span>5.<text:span text:style-name="T6">循環信用餘額：係指持卡人使用循環信用之餘額。</text:span></text:p>
          </table:table-cell>
          <table:table-cell table:number-columns-repeated="16383" table:style-name="ce15"/>
        </table:table-row>
        <table:table-row table:style-name="ro5">
          <table:table-cell office:value-type="string" table:style-name="ce16">
            <text:p><text:span text:style-name="T6">　</text:span>6.<text:span text:style-name="T6">未到期分期付款餘額：包括預借現金分期、消費帳款分期及帳單分期。</text:span></text:p>
          </table:table-cell>
          <table:table-cell table:number-columns-repeated="16383" table:style-name="ce15"/>
        </table:table-row>
        <table:table-row table:style-name="ro5">
          <table:table-cell office:value-type="string" table:style-name="ce16">
            <text:p><text:span text:style-name="T6">　</text:span>7.<text:span text:style-name="T6">當月簽帳金額：係指持卡人當月刷卡消費金額，如屬分期消費帳款應於消費當月全數申報本欄。</text:span></text:p>
          </table:table-cell>
          <table:table-cell table:number-columns-repeated="16383" table:style-name="ce15"/>
        </table:table-row>
        <table:table-row table:style-name="ro5">
          <table:table-cell office:value-type="string" table:style-name="ce16">
            <text:p><text:span text:style-name="T6">　</text:span>8.<text:span text:style-name="T6">當月預借現金金額：係指持卡人當月動用預借現金金額，如屬分期預借現金應於動用當月全數申報本欄。</text:span></text:p>
          </table:table-cell>
          <table:table-cell table:number-columns-repeated="16383" table:style-name="ce15"/>
        </table:table-row>
        <table:table-row table:style-name="ro5">
          <table:table-cell office:value-type="string" table:style-name="ce16">
            <text:p><text:span text:style-name="T6">　</text:span>9.<text:span text:style-name="T6">逾期帳款：指持卡人每月繳款金額未達最低應繳金額、及雖未超逾期限但已向主、從債務人訴追者，其應付帳款。</text:span></text:p>
          </table:table-cell>
          <table:table-cell table:number-columns-repeated="16383" table:style-name="ce15"/>
        </table:table-row>
        <table:table-row table:style-name="ro5">
          <table:table-cell office:value-type="string" table:style-name="ce16">
            <text:p><text:span text:style-name="T6">　　　　　　　若持卡人已逾期達數月，而嗣後繳付金額僅涵蓋一個月的最低應繳金額，則逾期期間減少一個月，須</text:span></text:p>
          </table:table-cell>
          <table:table-cell table:number-columns-repeated="16383" table:style-name="ce15"/>
        </table:table-row>
        <table:table-row table:style-name="ro5">
          <table:table-cell office:value-type="string" table:style-name="ce16">
            <text:p><text:span text:style-name="T6">　　　　　　　俟持卡人將所積欠各期最低應繳金額全部償還後，始得回復為未逾期。</text:span></text:p>
          </table:table-cell>
          <table:table-cell table:number-columns-repeated="16383" table:style-name="ce15"/>
        </table:table-row>
        <table:table-row table:style-name="ro5">
          <table:table-cell office:value-type="string" table:style-name="ce16">
            <text:p><text:span text:style-name="T6">　</text:span>10.<text:span text:style-name="T6">備抵呆帳提足率：實際提列備抵呆帳占應提備抵呆帳之比率。</text:span></text:p>
          </table:table-cell>
          <table:table-cell table:number-columns-repeated="16383" table:style-name="ce15"/>
        </table:table-row>
        <table:table-row table:number-rows-repeated="3" table:style-name="ro5">
          <table:table-cell table:number-columns-repeated="16384" table:style-name="ce15"/>
        </table:table-row>
        <table:table-row table:number-rows-repeated="1048519" table:style-name="ro2">
          <table:table-cell table:number-columns-repeated="16384"/>
        </table:table-row>
      </table:table>
      <table:table table:name="'file:///D:/48100/新聞稿/新聞稿.xlsm'#Working" table:style-name="ta2">
        <table:table-source xlink:href="file:///D:/48100/新聞稿/新聞稿.xlsm" table:table-name="Working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48100/新聞稿/新聞稿.xlsm'#工作表1" table:style-name="ta2">
        <table:table-source xlink:href="file:///D:/48100/新聞稿/新聞稿.xlsm" table:table-name="工作表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48100/新聞稿/新聞稿.xlsm'#原始" table:style-name="ta2">
        <table:table-source xlink:href="file:///D:/48100/新聞稿/新聞稿.xlsm" table:table-name="原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48100/新聞稿/新聞稿.xlsm'#刪除" table:style-name="ta2">
        <table:table-source xlink:href="file:///D:/48100/新聞稿/新聞稿.xlsm" table:table-name="刪除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48100/新聞稿/新聞稿.xlsm'#債協" table:style-name="ta2">
        <table:table-source xlink:href="file:///D:/48100/新聞稿/新聞稿.xlsm" table:table-name="債協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48100/新聞稿/新聞稿.xlsm'#揭露" table:style-name="ta2">
        <table:table-source xlink:href="file:///D:/48100/新聞稿/新聞稿.xlsm" table:table-name="揭露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48100/新聞稿/新聞稿.xlsm'#比較表" table:style-name="ta2">
        <table:table-source xlink:href="file:///D:/48100/新聞稿/新聞稿.xlsm" table:table-name="比較表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48100/新聞稿/新聞稿.xlsm'#10906" table:style-name="ta2">
        <table:table-source xlink:href="file:///D:/48100/新聞稿/新聞稿.xlsm" table:table-name="10906" table:mode="copy-results-only"/>
        <table:table-column/>
        <table:table-row table:number-rows-repeated="104857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新細明體" svg:font-family="新細明體"/>
    <style:font-face style:name="Times New Roman" svg:font-family="&quot;Times New Roman&quot;"/>
    <style:font-face style:name="標楷體" svg:font-family="標楷體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19968__33324__32_2" style:display-name="一般 2" style:family="table-cell" style:data-style-name="N0">
      <style:table-cell-properties style:vertical-align="middle" fo:background-color="transparent"/>
      <style:text-properties fo:color="#000000"/>
    </style:style>
  </office:styles>
  <office:automatic-styles>
    <style:page-layout style:name="pm1">
      <style:page-layout-properties fo:margin-top="0in" fo:margin-bottom="0in" fo:margin-left="0.78740157480315in" fo:margin-right="0.196850393700787in" style:print-orientation="portrait" style:print-page-order="ttb" style:first-page-number="continue" style:scale-to="59%" style:table-centering="none" style:print="objects charts drawings"/>
      <style:header-style>
        <style:header-footer-properties fo:min-height="0.393700787401575in" fo:margin-left="0.78740157480315in" fo:margin-right="0.196850393700787in" fo:margin-bottom="0in"/>
      </style:header-style>
      <style:footer-style>
        <style:header-footer-properties fo:min-height="0.393700787401575in" fo:margin-left="0.78740157480315in" fo:margin-right="0.19685039370078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user</meta:initial-creator>
    <dc:creator>user</dc:creator>
    <meta:creation-date>2020-07-27T03:48:09Z</meta:creation-date>
    <dc:date>2020-07-27T03:48:11Z</dc:date>
    <meta:print-date>2020-07-27T03:48:10Z</meta:print-date>
  </office:meta>
</office:document-meta>
</file>